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818cm"/>
    </style:style>
    <style:style style:name="gr4" style:family="graphic" style:parent-style-name="standard">
      <style:graphic-properties draw:stroke="none" svg:stroke-color="#000000" draw:fill="none" draw:fill-color="#ffffff" draw:auto-grow-height="true" draw:auto-grow-width="false" fo:max-height="0cm" fo:min-height="8.003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4.701cm"/>
    </style:style>
    <style:style style:name="gr7" style:family="graphic" style:parent-style-name="standard">
      <style:graphic-properties draw:stroke="none" svg:stroke-color="#000000" draw:fill="none" draw:fill-color="#ffffff" draw:auto-grow-height="true" draw:auto-grow-width="false" fo:max-height="0cm" fo:min-height="6.354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font-style="italic" style:font-style-asian="italic" style:font-style-complex="italic"/>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margin-top="0cm" fo:margin-bottom="0cm" fo:text-indent="0cm" style:text-autospace="none"/>
      <style:text-properties fo:font-style="italic" style:font-style-asian="italic"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super 58%" style:font-name="Segoe UI Semibold" fo:font-size="32pt" fo:font-style="italic" fo:text-shadow="none" style:font-name-asian="Segoe UI1" style:font-size-asian="32pt" style:font-style-asian="italic" style:font-name-complex="Segoe UI1" style:font-size-complex="32pt" style:font-style-complex="italic"/>
    </style:style>
    <style:style style:name="T4"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style:style style:name="T5" style:family="text">
      <style:text-properties fo:color="#000000" style:text-position="super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6"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146cm" svg:height="3.063cm" svg:x="1.524cm" svg:y="0.762cm">
          <draw:text-box>
            <text:p text:style-name="P1"><text:span text:style-name="T1">OLD TESTAMENT</text:span></text:p>
            <text:p text:style-name="P1"><text:span text:style-name="T2">Genesis 2:18–2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5.146cm" svg:height="6.068cm" svg:x="1.524cm" svg:y="1.016cm">
          <draw:text-box>
            <text:p text:style-name="P4"><text:span text:style-name="T3">18</text:span><text:span text:style-name="T4">Then the LORD God said, “It is not good that the man should be alone; I will make him a helper fit for him.”</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5" draw:layer="layout" svg:width="25.4cm" svg:height="8.253cm" svg:x="1.27cm" svg:y="0.891cm">
          <draw:text-box>
            <text:p text:style-name="P4"><text:span text:style-name="T5">19</text:span><text:span text:style-name="T6">So out of the ground the LORD God formed every beast of the field and every bird of the heavens and brought them to the man to see what he would call them. And whatever the man called every living creature, that was its nam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5" draw:text-style-name="P5" draw:layer="layout" svg:width="25.146cm" svg:height="6.263cm" svg:x="1.524cm" svg:y="0.849cm">
          <draw:text-box>
            <text:p text:style-name="P4"><text:span text:style-name="T5">20</text:span><text:span text:style-name="T6">The man gave names to all livestock and to the birds of the heavens and to every beast of the field. But for Adam there was not found a helper fit for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6" draw:text-style-name="P5" draw:layer="layout" svg:width="25.146cm" svg:height="4.951cm" svg:x="1.524cm" svg:y="0.891cm">
          <draw:text-box>
            <text:p text:style-name="P4"><text:span text:style-name="T5">21</text:span><text:span text:style-name="T6">So the LORD God caused a deep sleep to fall upon the man, and while he slept took one of his ribs and closed up its place with flesh.</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6" draw:text-style-name="P5" draw:layer="layout" svg:width="25.146cm" svg:height="4.951cm" svg:x="1.524cm" svg:y="0.891cm">
          <draw:text-box>
            <text:p text:style-name="P4"><text:span text:style-name="T5">22</text:span><text:span text:style-name="T6">And the rib that the LORD God had taken from the man he made into a woman and brought her to the man.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7" draw:master-page-name="Hymn_25_20template" presentation:presentation-page-layout-name="AL1T0">
        <draw:frame draw:style-name="gr5" draw:text-style-name="P5" draw:layer="layout" svg:width="25.146cm" svg:height="6.263cm" svg:x="1.524cm" svg:y="1.016cm">
          <draw:text-box>
            <text:p text:style-name="P4"><text:span text:style-name="T5">23</text:span><text:span text:style-name="T6">Then the man said,</text:span></text:p>
            <text:p text:style-name="P6"><text:span text:style-name="T6">“</text:span><text:span text:style-name="T6">This at last is bone of my bones and flesh of my flesh; she shall be called Woman, </text:span><text:span text:style-name="T4">because she was taken out of Man.”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8" draw:master-page-name="Hymn_25_20template" presentation:presentation-page-layout-name="AL1T0">
        <draw:frame draw:style-name="gr7" draw:text-style-name="P5" draw:layer="layout" svg:width="25.146cm" svg:height="6.604cm" svg:x="1.412cm" svg:y="0.972cm">
          <draw:text-box>
            <text:p text:style-name="P6"><text:span text:style-name="T5">24</text:span><text:span text:style-name="T6">Therefore a man shall leave his father and his mother and hold fast to his wife, and they shall become one flesh. </text:span><text:span text:style-name="T5">25</text:span><text:span text:style-name="T6">And the man and his wife were both naked and were not ashamed.</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1T10:20:32.814000000</meta:creation-date>
    <dc:title>Hymn template</dc:title>
    <meta:editing-duration>PT16M11S</meta:editing-duration>
    <meta:editing-cycles>6</meta:editing-cycles>
    <meta:generator>LibreOffice/6.0.6.2$Windows_X86_64 LibreOffice_project/0c292870b25a325b5ed35f6b45599d2ea4458e77</meta:generator>
    <meta:initial-creator>Arthur Hoch</meta:initial-creator>
    <dc:date>2018-10-03T22:52:46.839000000</dc:date>
    <meta:document-statistic meta:object-count="45"/>
    <meta:template xlink:type="simple" xlink:actuate="onRequest" xlink:title="Hymn template" xlink:href="../../AppData/Roaming/LibreOffice/4/user/template/Worship%20Templsates/Hymn%20template.otp" meta:date="2015-10-01T10:20:32.393000000"/>
  </office:meta>
</office:document-meta>
</file>